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Датчик температуры DS18B20 + Модуль для подключения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formula="of:=[.C1]*[.B1]" office:value-type="float" office:value="313" calcext:value-type="float">
            <text:p>313</text:p>
          </table:table-cell>
          <table:table-cell/>
          <table:table-cell office:value-type="string" calcext:value-type="string">
            <text:p>https://www.ozon.ru/product/datchik-temperatury-ds18b20-modul-dlya-podklyucheniya-832438319/</text:p>
          </table:table-cell>
        </table:table-row>
        <table:table-row table:style-name="ro1">
          <table:table-cell office:value-type="string" calcext:value-type="string">
            <text:p>Релейный модуль 2 канала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formula="of:=[.C2]*[.B2]" office:value-type="float" office:value="214" calcext:value-type="float">
            <text:p>214</text:p>
          </table:table-cell>
          <table:table-cell/>
          <table:table-cell office:value-type="string" calcext:value-type="string">
            <text:p><text:a xlink:href="https://www.ozon.ru/product/releynyy-modul-2-kanala-s-opticheskoy-razvyazkoy-220v-10a-dlya-arduino-1046491403/" xlink:type="simple">https://www.ozon.ru/product/releynyy-modul-2-kanala-s-opticheskoy-razvyazkoy-220v-10a-dlya-arduino-1046491403/</text:a></text:p>
          </table:table-cell>
        </table:table-row>
        <table:table-row table:style-name="ro1">
          <table:table-cell office:value-type="string" calcext:value-type="string">
            <text:p>Датчик огня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table:formula="of:=[.C3]*[.B3]" office:value-type="float" office:value="176" calcext:value-type="float">
            <text:p>176</text:p>
          </table:table-cell>
          <table:table-cell/>
          <table:table-cell office:value-type="string" calcext:value-type="string">
            <text:p><text:a xlink:href="https://www.ozon.ru/product/datchik-ognya-585020441/" xlink:type="simple">https://www.ozon.ru/product/datchik-ognya-585020441/</text:a></text:p>
          </table:table-cell>
        </table:table-row>
        <table:table-row table:style-name="ro1">
          <table:table-cell office:value-type="string" calcext:value-type="string">
            <text:p>OLED 0.96" дисплей 128x64, I2С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table:formula="of:=[.C4]*[.B4]" office:value-type="float" office:value="311" calcext:value-type="float">
            <text:p>311</text:p>
          </table:table-cell>
          <table:table-cell/>
          <table:table-cell office:value-type="string" calcext:value-type="string">
            <text:p>https://www.ozon.ru/product/modul-mosfet-tranzistora-irf520-silovoy-klyuch-0-24v-5a-dlya-arduin-1216783578/</text:p>
          </table:table-cell>
        </table:table-row>
        <table:table-row table:style-name="ro1">
          <table:table-cell office:value-type="string" calcext:value-type="string">
            <text:p>Модуль MOSFET транзистора IRF520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formula="of:=[.C5]*[.B5]" office:value-type="float" office:value="155" calcext:value-type="float">
            <text:p>155</text:p>
          </table:table-cell>
          <table:table-cell/>
          <table:table-cell office:value-type="string" calcext:value-type="string">
            <text:p>https://www.ozon.ru/product/modul-mosfet-tranzistora-irf520-silovoy-klyuch-0-24v-5a-dlya-arduin-1216783578/?advert=yhH9rAZcuDVv32fDZpZwUuDKNw13ArsRSqI8HVXG72DcgjDB34lPCQQ-plFDnhNs_KgyaD1lJAJdfeUR3qu-GDF3TNtNpQdPvcqa7FnlQOsY0M9qJXi0i3MS9IK7G47wpRCnDcHurY0U-VPONNirW9g3XAfjIZb0&amp;avtc=1&amp;avte=2&amp;avts=1703955019</text:p>
          </table:table-cell>
        </table:table-row>
        <table:table-row table:style-name="ro1">
          <table:table-cell office:value-type="string" calcext:value-type="string">
            <text:p>Сетевой модуль W5500 Ethernet TCP/IP,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table:formula="of:=[.C6]*[.B6]" office:value-type="float" office:value="545" calcext:value-type="float">
            <text:p>545</text:p>
          </table:table-cell>
          <table:table-cell/>
          <table:table-cell office:value-type="string" calcext:value-type="string">
            <text:p><text:a xlink:href="https://www.ozon.ru/product/setevoy-modul-w5500-ethernet-tcp-ip-spi-interfeys-3-3-5v-i-o-mcu-1272228746/?oos_search=false" xlink:type="simple">https://www.ozon.ru/product/setevoy-modul-w5500-ethernet-tcp-ip-spi-interfeys-3-3-5v-i-o-mcu-1272228746/?oos_search=false</text:a></text:p>
          </table:table-cell>
        </table:table-row>
        <table:table-row table:style-name="ro1">
          <table:table-cell office:value-type="string" calcext:value-type="string">
            <text:p>Контроллер Arduino NANO V3.0 Atmega328 CH340 Type-C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table:formula="of:=[.C7]*[.B7]" office:value-type="float" office:value="1060" calcext:value-type="float">
            <text:p>1060</text:p>
          </table:table-cell>
          <table:table-cell/>
          <table:table-cell office:value-type="string" calcext:value-type="string">
            <text:p><text:a xlink:href="https://market.yandex.ru/product--kontroller-arduino-nano-v3-0-atmega328-ch340-type-c-piny-pripaiany/1822976952?sku=101953397509&amp;do-waremd5=yoEjW8gTBsZfUS4rnSFPRw&amp;uniqueId=39178724" xlink:type="simple">https://market.yandex.ru/product--kontroller-arduino-nano-v3-0-atmega328-ch340-type-c-piny-pripaiany/1822976952?sku=101953397509&amp;do-waremd5=yoEjW8gTBsZfUS4rnSFPRw&amp;uniqueId=39178724</text:a></text:p>
          </table:table-cell>
        </table:table-row>
        <table:table-row table:style-name="ro1">
          <table:table-cell table:number-columns-repeated="3"/>
          <table:table-cell table:formula="of:=[.C8]*[.B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9]*[.B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0]*[.B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1]*[.B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2]*[.B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3]*[.B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4]*[.B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5]*[.B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6]*[.B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7]*[.B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8]*[.B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1]*[.B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2]*[.B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3]*[.B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4]*[.B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5]*[.B2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Итого</text:p>
          </table:table-cell>
          <table:table-cell table:formula="of:=SUM([.D1:.D25])" office:value-type="float" office:value="2774" calcext:value-type="float">
            <text:p>277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19:46:25.745453033</meta:creation-date>
    <dc:date>2023-12-30T19:55:57.954114434</dc:date>
    <meta:editing-duration>PT9M33S</meta:editing-duration>
    <meta:editing-cycles>2</meta:editing-cycles>
    <meta:generator>LibreOffice/7.3.7.2$Linux_X86_64 LibreOffice_project/30$Build-2</meta:generator>
    <meta:document-statistic meta:table-count="1" meta:cell-count="55" meta:object-count="0"/>
  </office:meta>
</office:document-meta>
</file>